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5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4b1f6f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>
      <style:table-cell-properties fo:background-color="#7e0021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314004"/>
    </style:style>
    <style:style style:name="ce10" style:family="table-cell" style:parent-style-name="Default">
      <style:table-cell-properties fo:background-color="#579d1c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420e"/>
    </style:style>
    <style:style style:name="ce15" style:family="table-cell" style:parent-style-name="Default">
      <style:table-cell-properties fo:background-color="#808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808080"/>
    </style:style>
    <style:style style:name="ce18" style:family="table-cell" style:parent-style-name="Default">
      <style:table-cell-properties fo:background-color="#800080"/>
    </style:style>
    <style:style style:name="ce19" style:family="table-cell" style:parent-style-name="Default">
      <style:table-cell-properties fo:background-color="#800000"/>
    </style:style>
    <style:style style:name="ce20" style:family="table-cell" style:parent-style-name="Default">
      <style:table-cell-properties fo:background-color="#008080"/>
    </style:style>
    <style:style style:name="ce21" style:family="table-cell" style:parent-style-name="Default">
      <style:table-cell-properties fo:background-color="#0080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3">
          <table:table-cell/>
          <table:table-cell office:value-type="float" office:value="989">
            <text:p>989</text:p>
          </table:table-cell>
          <table:table-cell table:formula="of:=[.B1]+1" office:value-type="float" office:value="990">
            <text:p>990</text:p>
          </table:table-cell>
          <table:table-cell table:formula="of:=[.C1]+1" office:value-type="float" office:value="991">
            <text:p>991</text:p>
          </table:table-cell>
          <table:table-cell table:formula="of:=[.D1]+1" office:value-type="float" office:value="992">
            <text:p>992</text:p>
          </table:table-cell>
          <table:table-cell table:formula="of:=[.E1]+1" office:value-type="float" office:value="993">
            <text:p>993</text:p>
          </table:table-cell>
          <table:table-cell table:formula="of:=[.F1]+1" office:value-type="float" office:value="994">
            <text:p>994</text:p>
          </table:table-cell>
          <table:table-cell table:formula="of:=[.G1]+1" office:value-type="float" office:value="995">
            <text:p>995</text:p>
          </table:table-cell>
          <table:table-cell table:formula="of:=[.H1]+1" office:value-type="float" office:value="996">
            <text:p>996</text:p>
          </table:table-cell>
          <table:table-cell table:formula="of:=[.I1]+1" office:value-type="float" office:value="997">
            <text:p>997</text:p>
          </table:table-cell>
          <table:table-cell table:formula="of:=[.J1]+1" office:value-type="float" office:value="998">
            <text:p>998</text:p>
          </table:table-cell>
          <table:table-cell table:formula="of:=[.K1]+1" office:value-type="float" office:value="999">
            <text:p>999</text:p>
          </table:table-cell>
          <table:table-cell table:number-columns-repeated="7"/>
        </table:table-row>
        <table:table-row table:style-name="ro3">
          <table:table-cell office:value-type="float" office:value="989">
            <text:p>989</text:p>
          </table:table-cell>
          <table:table-cell table:formula="of:=[.B$1]*[.$A2]" office:value-type="float" office:value="978121">
            <text:p>978121</text:p>
          </table:table-cell>
          <table:table-cell table:formula="of:=[.C$1]*[.$A2]" office:value-type="float" office:value="979110">
            <text:p>979110</text:p>
          </table:table-cell>
          <table:table-cell table:formula="of:=[.D$1]*[.$A2]" office:value-type="float" office:value="980099">
            <text:p>980099</text:p>
          </table:table-cell>
          <table:table-cell table:formula="of:=[.E$1]*[.$A2]" office:value-type="float" office:value="981088">
            <text:p>981088</text:p>
          </table:table-cell>
          <table:table-cell table:formula="of:=[.F$1]*[.$A2]" office:value-type="float" office:value="982077">
            <text:p>982077</text:p>
          </table:table-cell>
          <table:table-cell table:formula="of:=[.G$1]*[.$A2]" office:value-type="float" office:value="983066">
            <text:p>983066</text:p>
          </table:table-cell>
          <table:table-cell table:formula="of:=[.H$1]*[.$A2]" office:value-type="float" office:value="984055">
            <text:p>984055</text:p>
          </table:table-cell>
          <table:table-cell table:formula="of:=[.I$1]*[.$A2]" office:value-type="float" office:value="985044">
            <text:p>985044</text:p>
          </table:table-cell>
          <table:table-cell table:formula="of:=[.J$1]*[.$A2]" office:value-type="float" office:value="986033">
            <text:p>986033</text:p>
          </table:table-cell>
          <table:table-cell table:formula="of:=[.K$1]*[.$A2]" office:value-type="float" office:value="987022">
            <text:p>987022</text:p>
          </table:table-cell>
          <table:table-cell table:formula="of:=[.L$1]*[.$A2]" office:value-type="float" office:value="988011">
            <text:p>988011</text:p>
          </table:table-cell>
          <table:table-cell table:number-columns-repeated="7"/>
        </table:table-row>
        <table:table-row table:style-name="ro3">
          <table:table-cell table:formula="of:=[.A2]+1" office:value-type="float" office:value="990">
            <text:p>990</text:p>
          </table:table-cell>
          <table:table-cell table:formula="of:=[.B$1]*[.$A3]" office:value-type="float" office:value="979110">
            <text:p>979110</text:p>
          </table:table-cell>
          <table:table-cell table:formula="of:=[.C$1]*[.$A3]" office:value-type="float" office:value="980100">
            <text:p>980100</text:p>
          </table:table-cell>
          <table:table-cell table:formula="of:=[.D$1]*[.$A3]" office:value-type="float" office:value="981090">
            <text:p>981090</text:p>
          </table:table-cell>
          <table:table-cell table:formula="of:=[.E$1]*[.$A3]" office:value-type="float" office:value="982080">
            <text:p>982080</text:p>
          </table:table-cell>
          <table:table-cell table:formula="of:=[.F$1]*[.$A3]" office:value-type="float" office:value="983070">
            <text:p>983070</text:p>
          </table:table-cell>
          <table:table-cell table:formula="of:=[.G$1]*[.$A3]" office:value-type="float" office:value="984060">
            <text:p>984060</text:p>
          </table:table-cell>
          <table:table-cell table:formula="of:=[.H$1]*[.$A3]" office:value-type="float" office:value="985050">
            <text:p>985050</text:p>
          </table:table-cell>
          <table:table-cell table:formula="of:=[.I$1]*[.$A3]" office:value-type="float" office:value="986040">
            <text:p>986040</text:p>
          </table:table-cell>
          <table:table-cell table:formula="of:=[.J$1]*[.$A3]" office:value-type="float" office:value="987030">
            <text:p>987030</text:p>
          </table:table-cell>
          <table:table-cell table:formula="of:=[.K$1]*[.$A3]" office:value-type="float" office:value="988020">
            <text:p>988020</text:p>
          </table:table-cell>
          <table:table-cell table:formula="of:=[.L$1]*[.$A3]" office:value-type="float" office:value="989010">
            <text:p>989010</text:p>
          </table:table-cell>
          <table:table-cell table:number-columns-repeated="7"/>
        </table:table-row>
        <table:table-row table:style-name="ro3">
          <table:table-cell table:formula="of:=[.A3]+1" office:value-type="float" office:value="991">
            <text:p>991</text:p>
          </table:table-cell>
          <table:table-cell table:formula="of:=[.B$1]*[.$A4]" office:value-type="float" office:value="980099">
            <text:p>980099</text:p>
          </table:table-cell>
          <table:table-cell table:formula="of:=[.C$1]*[.$A4]" office:value-type="float" office:value="981090">
            <text:p>981090</text:p>
          </table:table-cell>
          <table:table-cell table:formula="of:=[.D$1]*[.$A4]" office:value-type="float" office:value="982081">
            <text:p>982081</text:p>
          </table:table-cell>
          <table:table-cell table:formula="of:=[.E$1]*[.$A4]" office:value-type="float" office:value="983072">
            <text:p>983072</text:p>
          </table:table-cell>
          <table:table-cell table:formula="of:=[.F$1]*[.$A4]" office:value-type="float" office:value="984063">
            <text:p>984063</text:p>
          </table:table-cell>
          <table:table-cell table:formula="of:=[.G$1]*[.$A4]" office:value-type="float" office:value="985054">
            <text:p>985054</text:p>
          </table:table-cell>
          <table:table-cell table:formula="of:=[.H$1]*[.$A4]" office:value-type="float" office:value="986045">
            <text:p>986045</text:p>
          </table:table-cell>
          <table:table-cell table:formula="of:=[.I$1]*[.$A4]" office:value-type="float" office:value="987036">
            <text:p>987036</text:p>
          </table:table-cell>
          <table:table-cell table:formula="of:=[.J$1]*[.$A4]" office:value-type="float" office:value="988027">
            <text:p>988027</text:p>
          </table:table-cell>
          <table:table-cell table:formula="of:=[.K$1]*[.$A4]" office:value-type="float" office:value="989018">
            <text:p>989018</text:p>
          </table:table-cell>
          <table:table-cell table:formula="of:=[.L$1]*[.$A4]" office:value-type="float" office:value="990009">
            <text:p>990009</text:p>
          </table:table-cell>
          <table:table-cell table:number-columns-repeated="7"/>
        </table:table-row>
        <table:table-row table:style-name="ro3">
          <table:table-cell table:formula="of:=[.A4]+1" office:value-type="float" office:value="992">
            <text:p>992</text:p>
          </table:table-cell>
          <table:table-cell table:formula="of:=[.B$1]*[.$A5]" office:value-type="float" office:value="981088">
            <text:p>981088</text:p>
          </table:table-cell>
          <table:table-cell table:formula="of:=[.C$1]*[.$A5]" office:value-type="float" office:value="982080">
            <text:p>982080</text:p>
          </table:table-cell>
          <table:table-cell table:formula="of:=[.D$1]*[.$A5]" office:value-type="float" office:value="983072">
            <text:p>983072</text:p>
          </table:table-cell>
          <table:table-cell table:formula="of:=[.E$1]*[.$A5]" office:value-type="float" office:value="984064">
            <text:p>984064</text:p>
          </table:table-cell>
          <table:table-cell table:formula="of:=[.F$1]*[.$A5]" office:value-type="float" office:value="985056">
            <text:p>985056</text:p>
          </table:table-cell>
          <table:table-cell table:formula="of:=[.G$1]*[.$A5]" office:value-type="float" office:value="986048">
            <text:p>986048</text:p>
          </table:table-cell>
          <table:table-cell table:formula="of:=[.H$1]*[.$A5]" office:value-type="float" office:value="987040">
            <text:p>987040</text:p>
          </table:table-cell>
          <table:table-cell table:formula="of:=[.I$1]*[.$A5]" office:value-type="float" office:value="988032">
            <text:p>988032</text:p>
          </table:table-cell>
          <table:table-cell table:formula="of:=[.J$1]*[.$A5]" office:value-type="float" office:value="989024">
            <text:p>989024</text:p>
          </table:table-cell>
          <table:table-cell table:formula="of:=[.K$1]*[.$A5]" office:value-type="float" office:value="990016">
            <text:p>990016</text:p>
          </table:table-cell>
          <table:table-cell table:formula="of:=[.L$1]*[.$A5]" office:value-type="float" office:value="991008">
            <text:p>991008</text:p>
          </table:table-cell>
          <table:table-cell table:number-columns-repeated="7"/>
        </table:table-row>
        <table:table-row table:style-name="ro3">
          <table:table-cell table:formula="of:=[.A5]+1" office:value-type="float" office:value="993">
            <text:p>993</text:p>
          </table:table-cell>
          <table:table-cell table:formula="of:=[.B$1]*[.$A6]" office:value-type="float" office:value="982077">
            <text:p>982077</text:p>
          </table:table-cell>
          <table:table-cell table:formula="of:=[.C$1]*[.$A6]" office:value-type="float" office:value="983070">
            <text:p>983070</text:p>
          </table:table-cell>
          <table:table-cell table:formula="of:=[.D$1]*[.$A6]" office:value-type="float" office:value="984063">
            <text:p>984063</text:p>
          </table:table-cell>
          <table:table-cell table:formula="of:=[.E$1]*[.$A6]" office:value-type="float" office:value="985056">
            <text:p>985056</text:p>
          </table:table-cell>
          <table:table-cell table:formula="of:=[.F$1]*[.$A6]" office:value-type="float" office:value="986049">
            <text:p>986049</text:p>
          </table:table-cell>
          <table:table-cell table:formula="of:=[.G$1]*[.$A6]" office:value-type="float" office:value="987042">
            <text:p>987042</text:p>
          </table:table-cell>
          <table:table-cell table:formula="of:=[.H$1]*[.$A6]" office:value-type="float" office:value="988035">
            <text:p>988035</text:p>
          </table:table-cell>
          <table:table-cell table:formula="of:=[.I$1]*[.$A6]" office:value-type="float" office:value="989028">
            <text:p>989028</text:p>
          </table:table-cell>
          <table:table-cell table:formula="of:=[.J$1]*[.$A6]" office:value-type="float" office:value="990021">
            <text:p>990021</text:p>
          </table:table-cell>
          <table:table-cell table:formula="of:=[.K$1]*[.$A6]" office:value-type="float" office:value="991014">
            <text:p>991014</text:p>
          </table:table-cell>
          <table:table-cell table:formula="of:=[.L$1]*[.$A6]" office:value-type="float" office:value="992007">
            <text:p>99200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3"/>
        </table:table-row>
        <table:table-row table:style-name="ro3">
          <table:table-cell table:formula="of:=[.A6]+1" office:value-type="float" office:value="994">
            <text:p>994</text:p>
          </table:table-cell>
          <table:table-cell table:formula="of:=[.B$1]*[.$A7]" office:value-type="float" office:value="983066">
            <text:p>983066</text:p>
          </table:table-cell>
          <table:table-cell table:formula="of:=[.C$1]*[.$A7]" office:value-type="float" office:value="984060">
            <text:p>984060</text:p>
          </table:table-cell>
          <table:table-cell table:formula="of:=[.D$1]*[.$A7]" office:value-type="float" office:value="985054">
            <text:p>985054</text:p>
          </table:table-cell>
          <table:table-cell table:formula="of:=[.E$1]*[.$A7]" office:value-type="float" office:value="986048">
            <text:p>986048</text:p>
          </table:table-cell>
          <table:table-cell table:formula="of:=[.F$1]*[.$A7]" office:value-type="float" office:value="987042">
            <text:p>987042</text:p>
          </table:table-cell>
          <table:table-cell table:formula="of:=[.G$1]*[.$A7]" office:value-type="float" office:value="988036">
            <text:p>988036</text:p>
          </table:table-cell>
          <table:table-cell table:formula="of:=[.H$1]*[.$A7]" office:value-type="float" office:value="989030">
            <text:p>989030</text:p>
          </table:table-cell>
          <table:table-cell table:formula="of:=[.I$1]*[.$A7]" office:value-type="float" office:value="990024">
            <text:p>990024</text:p>
          </table:table-cell>
          <table:table-cell table:formula="of:=[.J$1]*[.$A7]" office:value-type="float" office:value="991018">
            <text:p>991018</text:p>
          </table:table-cell>
          <table:table-cell table:formula="of:=[.K$1]*[.$A7]" office:value-type="float" office:value="992012">
            <text:p>992012</text:p>
          </table:table-cell>
          <table:table-cell table:formula="of:=[.L$1]*[.$A7]" office:value-type="float" office:value="993006">
            <text:p>993006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j</text:p>
          </table:table-cell>
          <table:table-cell office:value-type="string">
            <text:p>+</text:p>
          </table:table-cell>
        </table:table-row>
        <table:table-row table:style-name="ro3">
          <table:table-cell table:formula="of:=[.A7]+1" office:value-type="float" office:value="995">
            <text:p>995</text:p>
          </table:table-cell>
          <table:table-cell table:formula="of:=[.B$1]*[.$A8]" office:value-type="float" office:value="984055">
            <text:p>984055</text:p>
          </table:table-cell>
          <table:table-cell table:formula="of:=[.C$1]*[.$A8]" office:value-type="float" office:value="985050">
            <text:p>985050</text:p>
          </table:table-cell>
          <table:table-cell table:formula="of:=[.D$1]*[.$A8]" office:value-type="float" office:value="986045">
            <text:p>986045</text:p>
          </table:table-cell>
          <table:table-cell table:formula="of:=[.E$1]*[.$A8]" office:value-type="float" office:value="987040">
            <text:p>987040</text:p>
          </table:table-cell>
          <table:table-cell table:formula="of:=[.F$1]*[.$A8]" office:value-type="float" office:value="988035">
            <text:p>988035</text:p>
          </table:table-cell>
          <table:table-cell table:style-name="ce8" table:formula="of:=[.G$1]*[.$A8]" office:value-type="float" office:value="989030">
            <text:p>989030</text:p>
          </table:table-cell>
          <table:table-cell table:formula="of:=[.H$1]*[.$A8]" office:value-type="float" office:value="990025">
            <text:p>990025</text:p>
          </table:table-cell>
          <table:table-cell table:formula="of:=[.I$1]*[.$A8]" office:value-type="float" office:value="991020">
            <text:p>991020</text:p>
          </table:table-cell>
          <table:table-cell table:formula="of:=[.J$1]*[.$A8]" office:value-type="float" office:value="992015">
            <text:p>992015</text:p>
          </table:table-cell>
          <table:table-cell table:formula="of:=[.K$1]*[.$A8]" office:value-type="float" office:value="993010">
            <text:p>993010</text:p>
          </table:table-cell>
          <table:table-cell table:formula="of:=[.L$1]*[.$A8]" office:value-type="float" office:value="994005">
            <text:p>994005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</table:table-row>
        <table:table-row table:style-name="ro3">
          <table:table-cell table:formula="of:=[.A8]+1" office:value-type="float" office:value="996">
            <text:p>996</text:p>
          </table:table-cell>
          <table:table-cell table:formula="of:=[.B$1]*[.$A9]" office:value-type="float" office:value="985044">
            <text:p>985044</text:p>
          </table:table-cell>
          <table:table-cell table:formula="of:=[.C$1]*[.$A9]" office:value-type="float" office:value="986040">
            <text:p>986040</text:p>
          </table:table-cell>
          <table:table-cell table:formula="of:=[.D$1]*[.$A9]" office:value-type="float" office:value="987036">
            <text:p>987036</text:p>
          </table:table-cell>
          <table:table-cell table:formula="of:=[.E$1]*[.$A9]" office:value-type="float" office:value="988032">
            <text:p>988032</text:p>
          </table:table-cell>
          <table:table-cell table:style-name="ce5" table:formula="of:=[.F$1]*[.$A9]" office:value-type="float" office:value="989028">
            <text:p>989028</text:p>
          </table:table-cell>
          <table:table-cell table:formula="of:=[.G$1]*[.$A9]" office:value-type="float" office:value="990024">
            <text:p>990024</text:p>
          </table:table-cell>
          <table:table-cell table:style-name="ce12" table:formula="of:=[.H$1]*[.$A9]" office:value-type="float" office:value="991020">
            <text:p>991020</text:p>
          </table:table-cell>
          <table:table-cell table:style-name="ce14" table:formula="of:=[.I$1]*[.$A9]" office:value-type="float" office:value="992016">
            <text:p>992016</text:p>
          </table:table-cell>
          <table:table-cell table:style-name="ce16" table:formula="of:=[.J$1]*[.$A9]" office:value-type="float" office:value="993012">
            <text:p>993012</text:p>
          </table:table-cell>
          <table:table-cell table:formula="of:=[.K$1]*[.$A9]" office:value-type="float" office:value="994008">
            <text:p>994008</text:p>
          </table:table-cell>
          <table:table-cell table:formula="of:=[.L$1]*[.$A9]" office:value-type="float" office:value="995004">
            <text:p>995004</text:p>
          </table:table-cell>
          <table:table-cell table:number-columns-repeated="7"/>
        </table:table-row>
        <table:table-row table:style-name="ro3">
          <table:table-cell table:formula="of:=[.A9]+1" office:value-type="float" office:value="997">
            <text:p>997</text:p>
          </table:table-cell>
          <table:table-cell table:formula="of:=[.B$1]*[.$A10]" office:value-type="float" office:value="986033">
            <text:p>986033</text:p>
          </table:table-cell>
          <table:table-cell table:formula="of:=[.C$1]*[.$A10]" office:value-type="float" office:value="987030">
            <text:p>987030</text:p>
          </table:table-cell>
          <table:table-cell table:formula="of:=[.D$1]*[.$A10]" office:value-type="float" office:value="988027">
            <text:p>988027</text:p>
          </table:table-cell>
          <table:table-cell table:style-name="ce3" table:formula="of:=[.E$1]*[.$A10]" office:value-type="float" office:value="989024">
            <text:p>989024</text:p>
          </table:table-cell>
          <table:table-cell table:formula="of:=[.F$1]*[.$A10]" office:value-type="float" office:value="990021">
            <text:p>990021</text:p>
          </table:table-cell>
          <table:table-cell table:style-name="ce9" table:formula="of:=[.G$1]*[.$A10]" office:value-type="float" office:value="991018">
            <text:p>991018</text:p>
          </table:table-cell>
          <table:table-cell table:style-name="ce13" table:formula="of:=[.H$1]*[.$A10]" office:value-type="float" office:value="992015">
            <text:p>992015</text:p>
          </table:table-cell>
          <table:table-cell table:style-name="ce2" table:formula="of:=[.I$1]*[.$A10]" office:value-type="float" office:value="993012">
            <text:p>993012</text:p>
          </table:table-cell>
          <table:table-cell table:style-name="ce17" table:formula="of:=[.J$1]*[.$A10]" office:value-type="float" office:value="994009">
            <text:p>994009</text:p>
          </table:table-cell>
          <table:table-cell table:formula="of:=[.K$1]*[.$A10]" office:value-type="float" office:value="995006">
            <text:p>995006</text:p>
          </table:table-cell>
          <table:table-cell table:formula="of:=[.L$1]*[.$A10]" office:value-type="float" office:value="996003">
            <text:p>996003</text:p>
          </table:table-cell>
          <table:table-cell table:number-columns-repeated="7"/>
        </table:table-row>
        <table:table-row table:style-name="ro3">
          <table:table-cell table:formula="of:=[.A10]+1" office:value-type="float" office:value="998">
            <text:p>998</text:p>
          </table:table-cell>
          <table:table-cell table:formula="of:=[.B$1]*[.$A11]" office:value-type="float" office:value="987022">
            <text:p>987022</text:p>
          </table:table-cell>
          <table:table-cell table:formula="of:=[.C$1]*[.$A11]" office:value-type="float" office:value="988020">
            <text:p>988020</text:p>
          </table:table-cell>
          <table:table-cell table:style-name="ce2" table:formula="of:=[.D$1]*[.$A11]" office:value-type="float" office:value="989018">
            <text:p>989018</text:p>
          </table:table-cell>
          <table:table-cell table:formula="of:=[.E$1]*[.$A11]" office:value-type="float" office:value="990016">
            <text:p>990016</text:p>
          </table:table-cell>
          <table:table-cell table:style-name="ce6" table:formula="of:=[.F$1]*[.$A11]" office:value-type="float" office:value="991014">
            <text:p>991014</text:p>
          </table:table-cell>
          <table:table-cell table:style-name="ce10" table:formula="of:=[.G$1]*[.$A11]" office:value-type="float" office:value="992012">
            <text:p>992012</text:p>
          </table:table-cell>
          <table:table-cell table:style-name="ce1" table:formula="of:=[.H$1]*[.$A11]" office:value-type="float" office:value="993010">
            <text:p>993010</text:p>
          </table:table-cell>
          <table:table-cell table:style-name="ce8" table:formula="of:=[.I$1]*[.$A11]" office:value-type="float" office:value="994008">
            <text:p>994008</text:p>
          </table:table-cell>
          <table:table-cell table:style-name="ce18" table:formula="of:=[.J$1]*[.$A11]" office:value-type="float" office:value="995006">
            <text:p>995006</text:p>
          </table:table-cell>
          <table:table-cell table:style-name="ce20" table:formula="of:=[.K$1]*[.$A11]" office:value-type="float" office:value="996004">
            <text:p>996004</text:p>
          </table:table-cell>
          <table:table-cell table:formula="of:=[.L$1]*[.$A11]" office:value-type="float" office:value="997002">
            <text:p>997002</text:p>
          </table:table-cell>
          <table:table-cell table:number-columns-repeated="7"/>
        </table:table-row>
        <table:table-row table:style-name="ro3">
          <table:table-cell table:formula="of:=[.A11]+1" office:value-type="float" office:value="999">
            <text:p>999</text:p>
          </table:table-cell>
          <table:table-cell table:formula="of:=[.B$1]*[.$A12]" office:value-type="float" office:value="988011">
            <text:p>988011</text:p>
          </table:table-cell>
          <table:table-cell table:style-name="ce1" table:formula="of:=[.C$1]*[.$A12]" office:value-type="float" office:value="989010">
            <text:p>989010</text:p>
          </table:table-cell>
          <table:table-cell table:formula="of:=[.D$1]*[.$A12]" office:value-type="float" office:value="990009">
            <text:p>990009</text:p>
          </table:table-cell>
          <table:table-cell table:style-name="ce4" table:formula="of:=[.E$1]*[.$A12]" office:value-type="float" office:value="991008">
            <text:p>991008</text:p>
          </table:table-cell>
          <table:table-cell table:style-name="ce7" table:formula="of:=[.F$1]*[.$A12]" office:value-type="float" office:value="992007">
            <text:p>992007</text:p>
          </table:table-cell>
          <table:table-cell table:style-name="ce11" table:formula="of:=[.G$1]*[.$A12]" office:value-type="float" office:value="993006">
            <text:p>993006</text:p>
          </table:table-cell>
          <table:table-cell table:style-name="ce5" table:formula="of:=[.H$1]*[.$A12]" office:value-type="float" office:value="994005">
            <text:p>994005</text:p>
          </table:table-cell>
          <table:table-cell table:style-name="ce15" table:formula="of:=[.I$1]*[.$A12]" office:value-type="float" office:value="995004">
            <text:p>995004</text:p>
          </table:table-cell>
          <table:table-cell table:style-name="ce19" table:formula="of:=[.J$1]*[.$A12]" office:value-type="float" office:value="996003">
            <text:p>996003</text:p>
          </table:table-cell>
          <table:table-cell table:style-name="ce21" table:formula="of:=[.K$1]*[.$A12]" office:value-type="float" office:value="997002">
            <text:p>997002</text:p>
          </table:table-cell>
          <table:table-cell table:style-name="ce8" table:formula="of:=[.L$1]*[.$A12]" office:value-type="float" office:value="998001">
            <text:p>998001</text:p>
          </table:table-cell>
          <table:table-cell table:number-columns-repeated="7"/>
        </table:table-row>
        <table:table-row table:style-name="ro3">
          <table:table-cell table:number-columns-repeated="13"/>
          <table:table-cell office:value-type="string">
            <text:p>compare</text:p>
          </table:table-cell>
          <table:table-cell table:style-name="ce8" office:value-type="float" office:value="998001">
            <text:p>998001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-j”</text:p>
          </table:table-cell>
          <table:table-cell table:style-name="ce21" office:value-type="float" office:value="997002">
            <text:p>997002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-i”</text:p>
          </table:table-cell>
          <table:table-cell table:style-name="ce20" office:value-type="float" office:value="996004">
            <text:p>996004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19" office:value-type="float" office:value="996003">
            <text:p>996003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-i”</text:p>
          </table:table-cell>
          <table:table-cell table:style-name="ce18" office:value-type="float" office:value="995006">
            <text:p>995006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15" office:value-type="float" office:value="995004">
            <text:p>995004</text:p>
          </table:table-cell>
          <table:table-cell table:number-columns-repeated="4"/>
        </table:table-row>
        <table:table-row table:style-name="ro3">
          <table:table-cell table:number-columns-repeated="12"/>
          <table:table-cell office:value-type="string">
            <text:p>start while loop</text:p>
          </table:table-cell>
          <table:table-cell office:value-type="string">
            <text:p>“+j-i-i”</text:p>
          </table:table-cell>
          <table:table-cell table:style-name="ce17" office:value-type="float" office:value="994009">
            <text:p>994009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8" office:value-type="float" office:value="994008">
            <text:p>994008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5" office:value-type="float" office:value="994005">
            <text:p>994005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j-i-i”</text:p>
          </table:table-cell>
          <table:table-cell table:style-name="ce2" office:value-type="float" office:value="993012">
            <text:p>993012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93010">
            <text:p>993010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93006">
            <text:p>993006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j+j-i-i-i”</text:p>
          </table:table-cell>
          <table:table-cell office:value-type="float" office:value="992016">
            <text:p>992016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13" office:value-type="float" office:value="992015">
            <text:p>992015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10" office:value-type="float" office:value="992012">
            <text:p>992012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7" office:value-type="float" office:value="992007">
            <text:p>992007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j+j-i-i-i”</text:p>
          </table:table-cell>
          <table:table-cell table:style-name="ce12" office:value-type="float" office:value="991020">
            <text:p>991020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9" office:value-type="float" office:value="991018">
            <text:p>991018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6" office:value-type="float" office:value="991014">
            <text:p>991014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4" office:value-type="float" office:value="991008">
            <text:p>991008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j+j+j-i-i-i-i”</text:p>
          </table:table-cell>
          <table:table-cell office:value-type="float" office:value="990025">
            <text:p>990025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90024">
            <text:p>990024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90021">
            <text:p>990021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90016">
            <text:p>990016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90009">
            <text:p>990009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j+j+j-i-i-i-i”</text:p>
          </table:table-cell>
          <table:table-cell office:value-type="float" office:value="989030">
            <text:p>989030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5" office:value-type="float" office:value="989028">
            <text:p>989028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3" office:value-type="float" office:value="989024">
            <text:p>989024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2" office:value-type="float" office:value="989018">
            <text:p>989018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table:style-name="ce1" office:value-type="float" office:value="989010">
            <text:p>989010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j+j+j+j-i-i-i-i-i”</text:p>
          </table:table-cell>
          <table:table-cell office:value-type="float" office:value="988036">
            <text:p>988036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88035">
            <text:p>988035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88032">
            <text:p>988032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88027">
            <text:p>988027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88020">
            <text:p>988020</text:p>
          </table:table-cell>
          <table:table-cell table:number-columns-repeated="4"/>
        </table:table-row>
        <table:table-row table:style-name="ro3">
          <table:table-cell table:number-columns-repeated="13"/>
          <table:table-cell office:value-type="string">
            <text:p>“+i-j”</text:p>
          </table:table-cell>
          <table:table-cell office:value-type="float" office:value="988011">
            <text:p>988011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02:31:03</meta:creation-date>
    <dc:date>2014-02-01T02:46:22</dc:date>
    <meta:editing-duration>P1DT23H39M32S</meta:editing-duration>
    <meta:editing-cycles>4</meta:editing-cycles>
    <meta:generator>LibreOffice/3.5$Linux_X86_64 LibreOffice_project/350m1$Build-2</meta:generator>
    <meta:document-statistic meta:table-count="3" meta:cell-count="222" meta:object-count="0"/>
  </office:meta>
</office:document-meta>
</file>